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第一章 基础：逻辑，集合和函数</text:h>
      <text:h text:style-name="Heading_20_2" text:outline-level="2">1.1 逻辑</text:h>
      <text:h text:style-name="Heading_20_3" text:outline-level="3">1.1.2 命题</text:h>
      <text:p text:style-name="Text_20_body">一个命题是一个或真或假的语句，但不能够既真又假。</text:p>
      <text:p text:style-name="Text_20_body">命题一般使用p,q,r,s...等变量来表示。</text:p>
      <text:p text:style-name="Text_20_body">如果一个命题是真的，用T表示；否则用F表示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22:06:16</meta:creation-date>
    <meta:document-statistic meta:table-count="0" meta:image-count="0" meta:object-count="0" meta:page-count="1" meta:paragraph-count="6" meta:word-count="80" meta:character-count="98"/>
    <dc:date>2012-11-28T22:15:28</dc:date>
    <meta:editing-duration>PT9M13S</meta:editing-duration>
    <meta:editing-cycles>1</meta:editing-cycles>
    <meta:generator>OpenOffice.org/3.4.1$Unix OpenOffice.org_project/341m1$Build-9593</meta:generator>
  </office:meta>
</office:document-meta>
</file>